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b64d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d1f7f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e7b83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fb8c0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2179c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232ee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6dcae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c0035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32bde1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38fe87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3e7ff1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eb6ff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f7ba3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14659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8a272" style:font-name-asian="Nimbus Mono L"/>
    </style:style>
    <style:style style:name="P16" style:family="paragraph" style:parent-style-name="Standard">
      <style:text-properties style:font-name="Nimbus Mono L" officeooo:rsid="0007e423" officeooo:paragraph-rsid="001b64d4" style:font-name-asian="Nimbus Mono L"/>
    </style:style>
    <style:style style:name="P17" style:family="paragraph" style:parent-style-name="Standard">
      <style:text-properties style:font-name="Nimbus Mono L" officeooo:rsid="0014c351" officeooo:paragraph-rsid="001b64d4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officeooo:rsid="00566f4a"/>
    </style:style>
    <style:style style:name="T4" style:family="text">
      <style:text-properties officeooo:rsid="001b00f3"/>
    </style:style>
    <style:style style:name="T5" style:family="text">
      <style:text-properties officeooo:rsid="001b6dfc"/>
    </style:style>
    <style:style style:name="T6" style:family="text">
      <style:text-properties officeooo:rsid="001e7b83"/>
    </style:style>
    <style:style style:name="T7" style:family="text">
      <style:text-properties officeooo:rsid="001fb8c0"/>
    </style:style>
    <style:style style:name="T8" style:family="text">
      <style:text-properties officeooo:rsid="00232eed"/>
    </style:style>
    <style:style style:name="T9" style:family="text">
      <style:text-properties officeooo:rsid="0026dcae"/>
    </style:style>
    <style:style style:name="T10" style:family="text">
      <style:text-properties officeooo:rsid="002c0035"/>
    </style:style>
    <style:style style:name="T11" style:family="text">
      <style:text-properties officeooo:rsid="00387f61"/>
    </style:style>
    <style:style style:name="T12" style:family="text">
      <style:text-properties officeooo:rsid="0038fe87"/>
    </style:style>
    <style:style style:name="T13" style:family="text">
      <style:text-properties officeooo:rsid="003e7ff1"/>
    </style:style>
    <style:style style:name="T14" style:family="text">
      <style:text-properties officeooo:rsid="00414659"/>
    </style:style>
    <style:style style:name="T15" style:family="text">
      <style:text-properties fo:background-color="#009933" loext:char-shading-value="0"/>
    </style:style>
    <style:style style:name="T16" style:family="text">
      <style:text-properties officeooo:rsid="002f0350" fo:background-color="#009933" loext:char-shading-value="0"/>
    </style:style>
    <style:style style:name="T17" style:family="text">
      <style:text-properties officeooo:rsid="0048a2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作者：夏志丽 </text:p>
      <text:p text:style-name="P16">模块名:房屋费用资金准备与支付</text:p>
      <text:p text:style-name="P2"><text:tab/>导航下拉名_1:<text:bookmark-start text:name="__DdeLink__736_288152594"/><text:bookmark-start text:name="__DdeLink__752_288152594"/>房屋费用资金准备与支付<text:bookmark-end text:name="__DdeLink__736_288152594"/><text:bookmark-end text:name="__DdeLink__752_288152594"/></text:p>
      <text:p text:style-name="P1"><text:tab/><text:tab/>导航名_1:<text:bookmark-start text:name="__DdeLink__738_288152594"/>资金准备审核表<text:bookmark-end text:name="__DdeLink__738_288152594"/></text:p>
      <text:p text:style-name="P1"><text:tab/><text:tab/><text:tab/>功能名字_1:列表 <text:s/>功能类型:网格 (有网格/树形/编辑可选)</text:p>
      <text:p text:style-name="P1"><text:tab/><text:tab/><text:tab/><text:tab/><text:bookmark-start text:name="__DdeLink__1277_581673998"/>字段名称_<text:span text:style-name="T1">1</text:span>:<text:bookmark-start text:name="__DdeLink__740_288152594"/>年份<text:bookmark-end text:name="__DdeLink__740_288152594"/></text:p>
      <text:p text:style-name="P11"><text:tab/><text:tab/><text:tab/><text:tab/>字段名称_<text:span text:style-name="T13">2</text:span>:<text:bookmark-start text:name="__DdeLink__740_2881525941"/>月份<text:bookmark-end text:name="__DdeLink__740_2881525941"/></text:p>
      <text:p text:style-name="P1"><text:tab/><text:tab/><text:tab/><text:tab/>字段名称_<text:span text:style-name="T13">3</text:span>:类别</text:p>
      <text:p text:style-name="P1"><text:tab/><text:tab/><text:tab/><text:tab/>字段名称_<text:span text:style-name="T13">4</text:span>:科目</text:p>
      <text:p text:style-name="P1"><text:tab/><text:tab/><text:tab/><text:tab/>字段名称_<text:span text:style-name="T13">5</text:span>:<text:bookmark-start text:name="__DdeLink__742_288152594"/>总准备金<text:bookmark-end text:name="__DdeLink__742_288152594"/></text:p>
      <text:p text:style-name="P1"><text:tab/><text:tab/><text:tab/><text:tab/>字段名称_<text:span text:style-name="T13">6</text:span>:<text:bookmark-start text:name="__DdeLink__983_1826826792"/><text:bookmark-start text:name="__DdeLink__745_288152594"/>项目<text:bookmark-end text:name="__DdeLink__983_1826826792"/>组<text:tab/><text:bookmark-end text:name="__DdeLink__745_288152594"/><text:tab/><text:tab/></text:p>
      <text:p text:style-name="P11"><text:tab/><text:tab/><text:tab/><text:tab/>字段名称_<text:span text:style-name="T13">7</text:span>:<text:bookmark-start text:name="__DdeLink__747_288152594"/>比例分配<text:bookmark-end text:name="__DdeLink__747_288152594"/></text:p>
      <text:p text:style-name="P1"><text:tab/><text:tab/><text:tab/><text:tab/>字段名称_<text:span text:style-name="T13">8</text:span>:<text:bookmark-start text:name="__DdeLink__991_1826826792"/><text:bookmark-start text:name="__DdeLink__750_288152594"/>准备<text:bookmark-end text:name="__DdeLink__991_1826826792"/>金<text:bookmark-end text:name="__DdeLink__750_288152594"/></text:p>
      <text:p text:style-name="P1"><text:tab/><text:tab/><text:tab/><text:tab/><text:bookmark-end text:name="__DdeLink__1277_581673998"/></text:p>
      <text:p text:style-name="P1"><text:tab/><text:tab/><text:tab/><text:tab/></text:p>
      <text:p text:style-name="P1"><text:tab/><text:tab/><text:tab/><text:tab/><text:tab/><text:tab/><text:tab/></text:p>
      <text:p text:style-name="P1"><text:tab/><text:tab/><text:tab/>功能名字_<text:span text:style-name="T4">2</text:span>:添加 <text:s/>功能类型:编辑 (有网格/树形/编辑可选)</text:p>
      <text:p text:style-name="P12"><text:tab/><text:tab/><text:tab/><text:tab/>字段名称_<text:span text:style-name="T1">1</text:span>:<text:bookmark-start text:name="__DdeLink__740_2881525942"/>年份<text:bookmark-end text:name="__DdeLink__740_2881525942"/> <text:s text:c="5"/>标签类型：数值框 必填</text:p>
      <text:p text:style-name="P12"><text:tab/><text:tab/><text:tab/><text:tab/>字段名称_<text:span text:style-name="T13">2</text:span>:<text:bookmark-start text:name="__DdeLink__740_28815259411"/>月份<text:bookmark-end text:name="__DdeLink__740_28815259411"/> <text:s text:c="6"/>标签类型：数值框 必填</text:p>
      <text:p text:style-name="P12"><text:tab/><text:tab/><text:tab/><text:tab/>字段名称_<text:span text:style-name="T13">3</text:span>:类别 <text:s text:c="6"/>标签类型：文本框 必填</text:p>
      <text:p text:style-name="P12"><text:tab/><text:tab/><text:tab/><text:tab/>字段名称_<text:span text:style-name="T13">4</text:span>:科目 <text:s text:c="7"/>标签类型：文本框 必填</text:p>
      <text:p text:style-name="P12"><text:tab/><text:tab/><text:tab/><text:tab/>字段名称_<text:span text:style-name="T13">5</text:span>:<text:bookmark-start text:name="__DdeLink__742_2881525941"/>总准备金<text:bookmark-end text:name="__DdeLink__742_2881525941"/> <text:s text:c="4"/>标签类型：数值框 必填</text:p>
      <text:p text:style-name="P12"><text:tab/><text:tab/><text:tab/><text:tab/>字段名称_<text:span text:style-name="T13">6</text:span>:<text:bookmark-start text:name="__DdeLink__983_18268267923"/><text:bookmark-start text:name="__DdeLink__745_2881525941"/>项目<text:bookmark-end text:name="__DdeLink__983_18268267923"/>组<text:bookmark-end text:name="__DdeLink__745_2881525941"/> <text:s text:c="6"/>标签类型：文本框 必填<text:tab/></text:p>
      <text:p text:style-name="P12"><text:tab/><text:tab/><text:tab/><text:tab/>字段名称_<text:span text:style-name="T13">7</text:span>:<text:bookmark-start text:name="__DdeLink__747_2881525941"/>比例分配<text:bookmark-end text:name="__DdeLink__747_2881525941"/> <text:s text:c="3"/>标签类型：文本框 必填</text:p>
      <text:p text:style-name="P12"><text:tab/><text:tab/><text:tab/><text:tab/>字段名称_<text:span text:style-name="T13">8</text:span>:<text:bookmark-start text:name="__DdeLink__991_18268267923"/><text:bookmark-start text:name="__DdeLink__750_2881525941"/>准备<text:bookmark-end text:name="__DdeLink__991_18268267923"/>金<text:bookmark-end text:name="__DdeLink__750_2881525941"/> <text:s text:c="5"/>标签类型：数值框 必填</text:p>
      <text:p text:style-name="P3"><text:tab/><text:tab/><text:tab/><text:tab/></text:p>
      <text:p text:style-name="P1"><text:tab/><text:tab/><text:tab/><text:tab/></text:p>
      <text:p text:style-name="P1"><text:tab/><text:tab/><text:tab/>功能名字_<text:span text:style-name="T5">3</text:span>:编辑 <text:s/>功能类型:编辑 (有网格/树形/编辑可选)</text:p>
      <text:p text:style-name="P13"><text:tab/><text:tab/><text:tab/><text:tab/>字段名称_<text:span text:style-name="T1">1</text:span>:<text:bookmark-start text:name="__DdeLink__740_28815259421"/>年份<text:bookmark-end text:name="__DdeLink__740_28815259421"/> <text:s text:c="5"/>标签类型：数值框 必填</text:p>
      <text:p text:style-name="P13"><text:tab/><text:tab/><text:tab/><text:tab/>字段名称_<text:span text:style-name="T13">2</text:span>:<text:bookmark-start text:name="__DdeLink__740_288152594111"/>月份<text:bookmark-end text:name="__DdeLink__740_288152594111"/> <text:s text:c="6"/>标签类型：数值框 必填</text:p>
      <text:p text:style-name="P13"><text:tab/><text:tab/><text:tab/><text:tab/>字段名称_<text:span text:style-name="T13">3</text:span>:类别 <text:s text:c="6"/>标签类型：文本框 必填</text:p>
      <text:p text:style-name="P13"><text:tab/><text:tab/><text:tab/><text:tab/>字段名称_<text:span text:style-name="T13">4</text:span>:科目 <text:s text:c="7"/>标签类型：文本框 必填</text:p>
      <text:p text:style-name="P13"><text:tab/><text:tab/><text:tab/><text:tab/>字段名称_<text:span text:style-name="T13">5</text:span>:<text:bookmark-start text:name="__DdeLink__742_28815259411"/>总准备金<text:bookmark-end text:name="__DdeLink__742_28815259411"/> <text:s text:c="4"/>标签类型：数值框 必填</text:p>
      <text:p text:style-name="P13"><text:tab/><text:tab/><text:tab/><text:tab/>字段名称_<text:span text:style-name="T13">6</text:span>:<text:bookmark-start text:name="__DdeLink__983_182682679231"/><text:bookmark-start text:name="__DdeLink__745_28815259411"/>项目<text:bookmark-end text:name="__DdeLink__983_182682679231"/>组<text:bookmark-end text:name="__DdeLink__745_28815259411"/> <text:s text:c="6"/>标签类型：文本框 必填<text:tab/></text:p>
      <text:p text:style-name="P13"><text:tab/><text:tab/><text:tab/><text:tab/>字段名称_<text:span text:style-name="T13">7</text:span>:<text:bookmark-start text:name="__DdeLink__747_28815259411"/>比例分配<text:bookmark-end text:name="__DdeLink__747_28815259411"/> <text:s text:c="3"/>标签类型：文本框 必填</text:p>
      <text:p text:style-name="P13"><text:tab/><text:tab/><text:tab/><text:tab/>字段名称_<text:span text:style-name="T13">8</text:span>:<text:bookmark-start text:name="__DdeLink__991_182682679231"/><text:bookmark-start text:name="__DdeLink__750_28815259411"/>准备<text:bookmark-end text:name="__DdeLink__991_182682679231"/>金<text:bookmark-end text:name="__DdeLink__750_28815259411"/> <text:s text:c="5"/>标签类型：数值框 必填</text:p>
      <text:p text:style-name="P1"/>
      <text:p text:style-name="P1"><text:tab/><text:tab/><text:tab/>功能名字_<text:span text:style-name="T5">4</text:span>:删除 <text:s/>功能类型:</text:p>
      <text:p text:style-name="P1"/>
      <text:p text:style-name="P8"><text:tab/><text:tab/><text:tab/>功能名字_<text:span text:style-name="T10">5</text:span>:汇总对比表 <text:s/>功能类型:</text:p>
      <text:p text:style-name="P8"><text:tab/><text:tab/><text:tab/><text:tab/>选择月份</text:p>
      <text:p text:style-name="P14"><text:tab/><text:tab/><text:tab/><text:tab/>字段名称_<text:span text:style-name="T14">1</text:span>:<text:bookmark-start text:name="__DdeLink__740_2881525941111"/>月份<text:bookmark-end text:name="__DdeLink__740_2881525941111"/></text:p>
      <text:p text:style-name="P8"><text:tab/><text:tab/><text:tab/><text:tab/>字段名称_<text:span text:style-name="T1">2</text:span>:项目组</text:p>
      <text:p text:style-name="P8"><text:tab/><text:tab/><text:tab/><text:tab/>字段名称_<text:span text:style-name="T2">3</text:span>:上月准备金</text:p>
      <text:p text:style-name="P8"><text:tab/><text:tab/><text:tab/><text:tab/>字段名称_<text:span text:style-name="T2">4</text:span>:本月准备金</text:p>
      <text:p text:style-name="P8"><text:tab/><text:tab/><text:tab/><text:tab/>字段名称_<text:span text:style-name="T6">5</text:span>:差额</text:p>
      <text:p text:style-name="P8"><text:tab/><text:tab/><text:tab/><text:tab/>字段名称_<text:span text:style-name="T6">6</text:span>:增长率</text:p>
      <text:p text:style-name="P1"><text:tab/><text:tab/><text:tab/> <text:s text:c="4"/></text:p>
      <text:p text:style-name="P1"/>
      <text:p text:style-name="P3"><text:tab/><text:tab/>导航名_<text:span text:style-name="T11">2</text:span>:等待付款</text:p>
      <text:p text:style-name="P3"><text:tab/><text:tab/><text:tab/>功能名字_1:列表 <text:s/>功能类型:网格 (有网格/树形/编辑可选)</text:p>
      <text:p text:style-name="P3"><text:tab/><text:tab/><text:tab/><text:tab/><text:bookmark-start text:name="__DdeLink__1277_5816739982"/>字段名称_<text:span text:style-name="T1">1</text:span>:缴费时间</text:p>
      <text:p text:style-name="P3"><text:tab/><text:tab/><text:tab/><text:tab/>字段名称_<text:span text:style-name="T1">2</text:span>:地区</text:p>
      <text:p text:style-name="P3"><text:tab/><text:tab/><text:tab/><text:tab/>字段名称_<text:span text:style-name="T2">3</text:span>:项目</text:p>
      <text:p text:style-name="P3"><text:tab/><text:tab/><text:tab/><text:tab/>字段名称_<text:span text:style-name="T2">4</text:span>:房租地址</text:p>
      <text:p text:style-name="P3"><text:tab/><text:tab/><text:tab/><text:tab/>字段名称_<text:span text:style-name="T3">5</text:span>:<text:bookmark-start text:name="__DdeLink__983_18268267922"/>租金<text:bookmark-end text:name="__DdeLink__983_18268267922"/><text:tab/><text:tab/></text:p>
      <text:p text:style-name="P3"><text:tab/><text:tab/><text:tab/><text:tab/>字段名称_<text:span text:style-name="T3">6</text:span>:水费</text:p>
      <text:p text:style-name="P3"><text:tab/><text:tab/><text:tab/><text:tab/>字段名称_<text:span text:style-name="T3">7</text:span>:<text:bookmark-start text:name="__DdeLink__991_18268267922"/>电费<text:bookmark-end text:name="__DdeLink__991_18268267922"/></text:p>
      <text:p text:style-name="P4"><text:tab/><text:tab/><text:tab/><text:tab/>字段名称_<text:span text:style-name="T7">8</text:span>:管理费</text:p>
      <text:p text:style-name="P4"><text:tab/><text:tab/><text:tab/><text:tab/>字段名称_<text:span text:style-name="T7">9</text:span>:其他费用</text:p>
      <text:p text:style-name="P4"><text:soft-page-break/><text:tab/><text:tab/><text:tab/><text:tab/>字段名称_<text:span text:style-name="T7">10</text:span>:合计（租金<text:span text:style-name="T7">+水费+电费+管理费+其他费用</text:span>）</text:p>
      <text:p text:style-name="P4"><text:tab/><text:tab/><text:tab/><text:tab/>字段名称_<text:span text:style-name="T7">11</text:span>:房东姓名</text:p>
      <text:p text:style-name="P4"><text:tab/><text:tab/><text:tab/><text:tab/>字段名称_<text:span text:style-name="T7">12</text:span>:<text:bookmark-start text:name="__DdeLink__983_182682679221"/>联系<text:bookmark-end text:name="__DdeLink__983_182682679221"/>电话<text:tab/></text:p>
      <text:p text:style-name="P4"><text:tab/><text:tab/><text:tab/><text:tab/>字段名称_<text:span text:style-name="T7">13</text:span>:交租确认</text:p>
      <text:p text:style-name="P4"><text:tab/><text:tab/><text:tab/><text:tab/>字段名称_<text:span text:style-name="T7">14</text:span>:<text:bookmark-start text:name="__DdeLink__991_182682679221"/>是否<text:bookmark-end text:name="__DdeLink__991_182682679221"/>付款</text:p>
      <text:p text:style-name="P4"><text:tab/><text:tab/><text:tab/><text:tab/>字段名称_<text:span text:style-name="T7">15</text:span>:<text:bookmark-start text:name="__DdeLink__991_1826826792211"/>备注<text:bookmark-end text:name="__DdeLink__991_1826826792211"/></text:p>
      <text:p text:style-name="P3"><text:tab/><text:tab/><text:tab/><text:tab/><text:bookmark-end text:name="__DdeLink__1277_5816739982"/></text:p>
      <text:p text:style-name="P3"><text:tab/><text:tab/><text:tab/><text:tab/></text:p>
      <text:p text:style-name="P3"><text:tab/><text:tab/><text:tab/><text:tab/><text:tab/><text:tab/><text:tab/></text:p>
      <text:p text:style-name="P3"><text:tab/><text:tab/><text:tab/>功能名字_<text:span text:style-name="T4">2</text:span>:添加 <text:s/>功能类型:编辑 (有网格/树形/编辑可选)</text:p>
      <text:p text:style-name="P5"><text:tab/><text:tab/><text:tab/><text:tab/>字段名称_<text:span text:style-name="T1">1</text:span>:缴费时间 <text:s text:c="4"/>标签类型：日期框 必填</text:p>
      <text:p text:style-name="P5"><text:tab/><text:tab/><text:tab/><text:tab/>字段名称_<text:span text:style-name="T1">2</text:span>:地区 <text:s text:c="8"/>标签类型：文本框 必填</text:p>
      <text:p text:style-name="P5"><text:tab/><text:tab/><text:tab/><text:tab/>字段名称_<text:span text:style-name="T2">3</text:span>:项目 <text:s text:c="9"/>标签类型：文本框 必填</text:p>
      <text:p text:style-name="P5"><text:tab/><text:tab/><text:tab/><text:tab/>字段名称_<text:span text:style-name="T2">4</text:span>:房租地址 <text:s text:c="6"/>标签类型：文本框 必填</text:p>
      <text:p text:style-name="P5"><text:tab/><text:tab/><text:tab/><text:tab/>字段名称_<text:span text:style-name="T3">5</text:span>:<text:bookmark-start text:name="__DdeLink__983_182682679222"/>租金<text:bookmark-end text:name="__DdeLink__983_182682679222"/><text:tab/><text:tab/>标签类型：数值框 必填</text:p>
      <text:p text:style-name="P5"><text:tab/><text:tab/><text:tab/><text:tab/>字段名称_<text:span text:style-name="T3">6</text:span>:水费 <text:s text:c="9"/>标签类型：数值框 必填</text:p>
      <text:p text:style-name="P5"><text:tab/><text:tab/><text:tab/><text:tab/>字段名称_<text:span text:style-name="T3">7</text:span>:<text:bookmark-start text:name="__DdeLink__991_182682679222"/>电费<text:bookmark-end text:name="__DdeLink__991_182682679222"/> <text:s text:c="9"/>标签类型：数值框 必填</text:p>
      <text:p text:style-name="P5"><text:tab/><text:tab/><text:tab/><text:tab/>字段名称_<text:span text:style-name="T7">8</text:span>:管理费 <text:s text:c="7"/>标签类型：数值框 必填</text:p>
      <text:p text:style-name="P5"><text:tab/><text:tab/><text:tab/><text:tab/>字段名称_<text:span text:style-name="T7">9</text:span>:其他费用 <text:s text:c="6"/>标签类型：数值框 必填</text:p>
      <text:p text:style-name="P5"><text:tab/><text:tab/><text:tab/><text:tab/>字段名称_<text:span text:style-name="T7">10</text:span>:合计（租金<text:span text:style-name="T7">+水费+电费+管理费+其他费用</text:span>） <text:s/>标签类型：数值框 </text:p>
      <text:p text:style-name="P5"><text:tab/><text:tab/><text:tab/><text:tab/>字段名称_<text:span text:style-name="T7">11</text:span>:房东姓名 <text:s text:c="5"/>标签类型：文本框 必填</text:p>
      <text:p text:style-name="P5"><text:tab/><text:tab/><text:tab/><text:tab/>字段名称_<text:span text:style-name="T7">12</text:span>:<text:bookmark-start text:name="__DdeLink__983_1826826792211"/>联系<text:bookmark-end text:name="__DdeLink__983_1826826792211"/>电话 <text:s text:c="5"/>标签类型：文本框 必填 <text:tab/></text:p>
      <text:p text:style-name="P5"><text:tab/><text:tab/><text:tab/><text:tab/>字段名称_<text:span text:style-name="T7">13</text:span>:交租确认 <text:s text:c="6"/>标签类型：文本框 必填</text:p>
      <text:p text:style-name="P5"><text:tab/><text:tab/><text:tab/><text:tab/>字段名称_<text:span text:style-name="T7">14</text:span>:<text:bookmark-start text:name="__DdeLink__991_1826826792212"/>是否<text:bookmark-end text:name="__DdeLink__991_1826826792212"/>付款 <text:s text:c="5"/>标签类型：下拉（是/否）必填</text:p>
      <text:p text:style-name="P5"><text:tab/><text:tab/><text:tab/><text:tab/>字段名称_<text:span text:style-name="T7">15</text:span>:<text:bookmark-start text:name="__DdeLink__991_18268267922111"/>备注<text:bookmark-end text:name="__DdeLink__991_18268267922111"/> <text:s text:c="8"/>标签类型：文本框</text:p>
      <text:p text:style-name="P3"><text:tab/><text:tab/><text:tab/><text:tab/></text:p>
      <text:p text:style-name="P3"><text:tab/><text:tab/><text:tab/>功能名字_<text:span text:style-name="T5">3</text:span>:编辑 <text:s/>功能类型:编辑 (有网格/树形/编辑可选)</text:p>
      <text:p text:style-name="P9"><text:tab/><text:tab/><text:tab/><text:tab/>字段名称_<text:span text:style-name="T1">1</text:span>:缴费时间 <text:s text:c="4"/>标签类型：日期框 必填</text:p>
      <text:p text:style-name="P9"><text:tab/><text:tab/><text:tab/><text:tab/>字段名称_<text:span text:style-name="T1">2</text:span>:地区 <text:s text:c="8"/>标签类型：文本框 必填</text:p>
      <text:p text:style-name="P9"><text:tab/><text:tab/><text:tab/><text:tab/>字段名称_<text:span text:style-name="T2">3</text:span>:项目 <text:s text:c="9"/>标签类型：文本框 必填</text:p>
      <text:p text:style-name="P9"><text:tab/><text:tab/><text:tab/><text:tab/>字段名称_<text:span text:style-name="T2">4</text:span>:房租地址 <text:s text:c="6"/>标签类型：文本框 必填</text:p>
      <text:p text:style-name="P9"><text:tab/><text:tab/><text:tab/><text:tab/>字段名称_<text:span text:style-name="T3">5</text:span>:<text:bookmark-start text:name="__DdeLink__983_1826826792222"/>租金<text:bookmark-end text:name="__DdeLink__983_1826826792222"/><text:tab/><text:tab/>标签类型：数值框 必填</text:p>
      <text:p text:style-name="P9"><text:tab/><text:tab/><text:tab/><text:tab/>字段名称_<text:span text:style-name="T3">6</text:span>:水费 <text:s text:c="9"/>标签类型：数值框 必填</text:p>
      <text:p text:style-name="P9"><text:tab/><text:tab/><text:tab/><text:tab/>字段名称_<text:span text:style-name="T3">7</text:span>:<text:bookmark-start text:name="__DdeLink__991_1826826792222"/>电费<text:bookmark-end text:name="__DdeLink__991_1826826792222"/> <text:s text:c="9"/>标签类型：数值框 必填</text:p>
      <text:p text:style-name="P9"><text:tab/><text:tab/><text:tab/><text:tab/>字段名称_<text:span text:style-name="T7">8</text:span>:管理费 <text:s text:c="7"/>标签类型：数值框 必填</text:p>
      <text:p text:style-name="P9"><text:tab/><text:tab/><text:tab/><text:tab/>字段名称_<text:span text:style-name="T7">9</text:span>:其他费用 <text:s text:c="6"/>标签类型：数值框 必填</text:p>
      <text:p text:style-name="P9"><text:tab/><text:tab/><text:tab/><text:tab/>字段名称_<text:span text:style-name="T7">10</text:span>:合计（租金<text:span text:style-name="T7">+水费+电费+管理费+其他费用</text:span>） <text:s/>标签类型：数值框 </text:p>
      <text:p text:style-name="P9"><text:tab/><text:tab/><text:tab/><text:tab/>字段名称_<text:span text:style-name="T7">11</text:span>:房东姓名 <text:s text:c="5"/>标签类型：文本框 必填</text:p>
      <text:p text:style-name="P9"><text:tab/><text:tab/><text:tab/><text:tab/>字段名称_<text:span text:style-name="T7">12</text:span>:<text:bookmark-start text:name="__DdeLink__983_18268267922112"/>联系<text:bookmark-end text:name="__DdeLink__983_18268267922112"/>电话 <text:s text:c="5"/>标签类型：文本框 必填 <text:tab/></text:p>
      <text:p text:style-name="P9"><text:tab/><text:tab/><text:tab/><text:tab/>字段名称_<text:span text:style-name="T7">13</text:span>:交租确认 <text:s text:c="6"/>标签类型：文本框 必填</text:p>
      <text:p text:style-name="P9"><text:tab/><text:tab/><text:tab/><text:tab/>字段名称_<text:span text:style-name="T7">14</text:span>:<text:bookmark-start text:name="__DdeLink__991_18268267922122"/>是否<text:bookmark-end text:name="__DdeLink__991_18268267922122"/>付款 <text:s text:c="5"/>标签类型：下拉（是/否）必填</text:p>
      <text:p text:style-name="P9"><text:tab/><text:tab/><text:tab/><text:tab/>字段名称_<text:span text:style-name="T7">15</text:span>:<text:bookmark-start text:name="__DdeLink__991_182682679221112"/>备注<text:bookmark-end text:name="__DdeLink__991_182682679221112"/> <text:s text:c="8"/>标签类型：文本框</text:p>
      <text:p text:style-name="P3"/>
      <text:p text:style-name="P3"><text:tab/><text:tab/><text:tab/>功能名字_<text:span text:style-name="T5">4</text:span>:删除 <text:s/>功能类型:</text:p>
      <text:p text:style-name="P10"><text:tab/><text:tab/><text:tab/>功能名字_<text:span text:style-name="T12">5</text:span>:付款 <text:s/>功能类型:</text:p>
      <text:p text:style-name="P3"/>
      <text:p text:style-name="P5"><text:tab/><text:tab/>导航名_<text:span text:style-name="T11">3</text:span>:已付款记录</text:p>
      <text:p text:style-name="P5"><text:tab/><text:tab/><text:tab/>功能名字_1:列表 <text:s/>功能类型:网格 (有网格/树形/编辑可选)</text:p>
      <text:p text:style-name="P5"><text:tab/><text:tab/><text:tab/><text:tab/><text:bookmark-start text:name="__DdeLink__1277_58167399821"/>字段名称_<text:span text:style-name="T1">1</text:span>:缴费时间</text:p>
      <text:p text:style-name="P5"><text:tab/><text:tab/><text:tab/><text:tab/>字段名称_<text:span text:style-name="T1">2</text:span>:地区</text:p>
      <text:p text:style-name="P5"><text:tab/><text:tab/><text:tab/><text:tab/>字段名称_<text:span text:style-name="T2">3</text:span>:项目</text:p>
      <text:p text:style-name="P5"><text:tab/><text:tab/><text:tab/><text:tab/>字段名称_<text:span text:style-name="T2">4</text:span>:房租地址</text:p>
      <text:p text:style-name="P5"><text:tab/><text:tab/><text:tab/><text:tab/>字段名称_<text:span text:style-name="T3">5</text:span>:<text:bookmark-start text:name="__DdeLink__983_182682679223"/>租金<text:bookmark-end text:name="__DdeLink__983_182682679223"/><text:tab/><text:tab/></text:p>
      <text:p text:style-name="P5"><text:tab/><text:tab/><text:tab/><text:tab/>字段名称_<text:span text:style-name="T3">6</text:span>:水费</text:p>
      <text:p text:style-name="P5"><text:tab/><text:tab/><text:tab/><text:tab/>字段名称_<text:span text:style-name="T3">7</text:span>:<text:bookmark-start text:name="__DdeLink__991_182682679223"/>电费<text:bookmark-end text:name="__DdeLink__991_182682679223"/></text:p>
      <text:p text:style-name="P5"><text:tab/><text:tab/><text:tab/><text:tab/>字段名称_<text:span text:style-name="T7">8</text:span>:管理费</text:p>
      <text:p text:style-name="P5"><text:tab/><text:tab/><text:tab/><text:tab/>字段名称_<text:span text:style-name="T7">9</text:span>:其他费用</text:p>
      <text:p text:style-name="P5"><text:tab/><text:tab/><text:tab/><text:tab/>字段名称_<text:span text:style-name="T7">10</text:span>:合计（租金<text:span text:style-name="T7">+水费+电费+管理费+其他费用</text:span>）</text:p>
      <text:p text:style-name="P5"><text:soft-page-break/><text:tab/><text:tab/><text:tab/><text:tab/>字段名称_<text:span text:style-name="T7">11</text:span>:房东姓名</text:p>
      <text:p text:style-name="P5"><text:tab/><text:tab/><text:tab/><text:tab/>字段名称_<text:span text:style-name="T7">12</text:span>:<text:bookmark-start text:name="__DdeLink__983_1826826792212"/>联系<text:bookmark-end text:name="__DdeLink__983_1826826792212"/>电话<text:tab/></text:p>
      <text:p text:style-name="P5"><text:tab/><text:tab/><text:tab/><text:tab/>字段名称_<text:span text:style-name="T7">13</text:span>:交租确认</text:p>
      <text:p text:style-name="P5"><text:tab/><text:tab/><text:tab/><text:tab/>字段名称_<text:span text:style-name="T7">14</text:span>:<text:bookmark-start text:name="__DdeLink__991_1826826792213"/>是否<text:bookmark-end text:name="__DdeLink__991_1826826792213"/>付款</text:p>
      <text:p text:style-name="P5"><text:tab/><text:tab/><text:tab/><text:tab/>字段名称_<text:span text:style-name="T7">15</text:span>:<text:bookmark-start text:name="__DdeLink__991_18268267922112"/>备注<text:bookmark-end text:name="__DdeLink__991_18268267922112"/></text:p>
      <text:p text:style-name="P5"><text:tab/><text:tab/><text:tab/><text:tab/><text:bookmark-end text:name="__DdeLink__1277_58167399821"/></text:p>
      <text:p text:style-name="P5"><text:tab/><text:tab/><text:tab/><text:tab/></text:p>
      <text:p text:style-name="P5"><text:tab/><text:tab/><text:tab/><text:tab/><text:tab/><text:tab/><text:tab/></text:p>
      <text:p text:style-name="P5"><text:tab/><text:tab/><text:tab/></text:p>
      <text:p text:style-name="P9"/>
      <text:p text:style-name="P6"><text:tab/><text:tab/><text:tab/>功能名字_<text:span text:style-name="T5">4</text:span>:删除 <text:s/>功能类型:</text:p>
      <text:p text:style-name="P6"/>
      <text:p text:style-name="P6"><text:tab/><text:tab/><text:tab/>功能名字_<text:span text:style-name="T8">5</text:span>:地区汇总 <text:s/>功能类型:</text:p>
      <text:p text:style-name="P7"><text:tab/><text:tab/><text:tab/><text:tab/>字段名称_<text:span text:style-name="T1">1</text:span>:时间</text:p>
      <text:p text:style-name="P7"><text:tab/><text:tab/><text:tab/><text:tab/>字段名称_<text:span text:style-name="T1">2</text:span>:地区</text:p>
      <text:p text:style-name="P7"><text:tab/><text:tab/><text:tab/><text:tab/>字段名称_<text:span text:style-name="T9">3</text:span>:<text:bookmark-start text:name="__DdeLink__983_18268267922211"/>租金<text:bookmark-end text:name="__DdeLink__983_18268267922211"/><text:tab/><text:tab/></text:p>
      <text:p text:style-name="P7"><text:tab/><text:tab/><text:tab/><text:tab/>字段名称_<text:span text:style-name="T9">4</text:span>:水费</text:p>
      <text:p text:style-name="P7"><text:tab/><text:tab/><text:tab/><text:tab/>字段名称_<text:span text:style-name="T9">5</text:span>:<text:bookmark-start text:name="__DdeLink__991_18268267922211"/>电费<text:bookmark-end text:name="__DdeLink__991_18268267922211"/></text:p>
      <text:p text:style-name="P7"><text:tab/><text:tab/><text:tab/><text:tab/>字段名称_<text:span text:style-name="T9">6</text:span>:管理费</text:p>
      <text:p text:style-name="P7"><text:tab/><text:tab/><text:tab/><text:tab/>字段名称_<text:span text:style-name="T9">7</text:span>:其他费用</text:p>
      <text:p text:style-name="P7"><text:tab/><text:tab/><text:tab/><text:tab/>字段名称_<text:span text:style-name="T9">8</text:span>:合计（租金<text:span text:style-name="T7">+水费+电费+管理费+其他费用</text:span>）</text:p>
      <text:p text:style-name="P6"><text:tab/><text:tab/><text:tab/><text:tab/></text:p>
      <text:p text:style-name="P6"><text:tab/><text:tab/><text:tab/>功能名字_<text:span text:style-name="T8">6</text:span>:项目汇总 <text:s/>功能类型:</text:p>
      <text:p text:style-name="P7"><text:tab/><text:tab/><text:tab/><text:tab/>字段名称_<text:span text:style-name="T1">1</text:span>:时间</text:p>
      <text:p text:style-name="P7"><text:tab/><text:tab/><text:tab/><text:tab/>字段名称_<text:span text:style-name="T9">2</text:span>:项目</text:p>
      <text:p text:style-name="P7"><text:tab/><text:tab/><text:tab/><text:tab/>字段名称_<text:span text:style-name="T9">3</text:span>:<text:bookmark-start text:name="__DdeLink__983_18268267922212"/>租金<text:bookmark-end text:name="__DdeLink__983_18268267922212"/><text:tab/><text:tab/></text:p>
      <text:p text:style-name="P7"><text:tab/><text:tab/><text:tab/><text:tab/>字段名称_<text:span text:style-name="T9">4</text:span>:水费</text:p>
      <text:p text:style-name="P7"><text:tab/><text:tab/><text:tab/><text:tab/>字段名称_<text:span text:style-name="T9">5</text:span>:<text:bookmark-start text:name="__DdeLink__991_18268267922212"/>电费<text:bookmark-end text:name="__DdeLink__991_18268267922212"/></text:p>
      <text:p text:style-name="P7"><text:tab/><text:tab/><text:tab/><text:tab/>字段名称_<text:span text:style-name="T9">6</text:span>:管理费</text:p>
      <text:p text:style-name="P7"><text:tab/><text:tab/><text:tab/><text:tab/>字段名称_<text:span text:style-name="T9">7</text:span>:其他费用</text:p>
      <text:p text:style-name="P7"><text:tab/><text:tab/><text:tab/><text:tab/>字段名称_<text:span text:style-name="T9">8</text:span>:合计</text:p>
      <text:p text:style-name="P1"><text:tab/><text:tab/><text:tab/></text:p>
      <text:p text:style-name="P1"/>
      <text:p text:style-name="P1"/>
      <text:p text:style-name="P15"><text:span text:style-name="T16">6-27日</text:span><text:span text:style-name="T15">修改的地方:</text:span></text:p>
      <text:p text:style-name="P15"><text:tab/><text:span text:style-name="T17">1.</text:span>权限设置界面,下拉权限,导航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23:22.617409794</meta:creation-date>
    <dc:date>2017-07-27T11:03:27.185503284</dc:date>
    <meta:editing-duration>PT1H7M29S</meta:editing-duration>
    <meta:editing-cycles>26</meta:editing-cycles>
    <meta:generator>LibreOffice/5.2.6.1$Linux_X86_64 LibreOffice_project/20$Build-1</meta:generator>
    <meta:document-statistic meta:table-count="0" meta:image-count="0" meta:object-count="0" meta:page-count="3" meta:paragraph-count="145" meta:word-count="1764" meta:character-count="2998" meta:non-whitespace-character-count="2040"/>
  </office:meta>
</office:document-meta>
</file>